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iriam" svg:font-family="Miriam"/>
    <style:font-face style:name="StarSymbol" svg:font-family="StarSymbol"/>
    <style:font-face style:name="Tahoma1" svg:font-family="Tahoma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Miriam Fixed" svg:font-family="'Miriam Fixed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Text_20_body">
      <style:text-properties style:font-name="Courier New" fo:font-weight="normal" style:font-weight-asian="normal" style:font-weight-complex="normal"/>
    </style:style>
    <style:style style:name="P9" style:family="paragraph" style:parent-style-name="Text_20_body">
      <style:text-properties style:font-name="Courier New" fo:font-size="10pt" style:font-size-asian="10pt" style:font-size-complex="10pt"/>
    </style:style>
    <style:style style:name="P10" style:family="paragraph" style:parent-style-name="Text_20_body" style:list-style-name="L1">
      <style:paragraph-properties fo:margin-left="0.4925in" fo:margin-right="0in" fo:text-indent="0in" style:auto-text-indent="false"/>
    </style:style>
    <style:style style:name="P11" style:family="paragraph" style:parent-style-name="Text_20_body" style:list-style-name="L1">
      <style:paragraph-properties fo:margin-left="0in" fo:margin-right="0in" fo:text-indent="0in" style:auto-text-indent="false"/>
    </style:style>
    <style:style style:name="P12" style:family="paragraph" style:parent-style-name="Text_20_body">
      <style:paragraph-properties fo:margin-left="0in" fo:margin-right="0in" fo:text-indent="0in" style:auto-text-indent="false"/>
    </style:style>
    <style:style style:name="P13" style:family="paragraph" style:parent-style-name="Text_20_body" style:list-style-name="L2"/>
    <style:style style:name="P14" style:family="paragraph" style:parent-style-name="Standard" style:master-page-name="">
      <style:paragraph-properties fo:padding="0.0193in" fo:border="0.0008in solid #000000" style:shadow="none"/>
      <style:text-properties style:font-name="Courier New" fo:font-size="10pt" style:font-size-asian="10pt" style:font-size-complex="10pt"/>
    </style:style>
    <style:style style:name="P15" style:family="paragraph" style:parent-style-name="Standard">
      <style:paragraph-properties fo:padding="0.0193in" fo:border="0.0008in solid #000000" style:shadow="none"/>
      <style:text-properties style:font-name="Courier New" fo:font-size="10pt" style:font-size-asian="10pt" style:font-size-complex="10pt"/>
    </style:style>
    <style:style style:name="P16" style:family="paragraph" style:parent-style-name="Text_20_body">
      <style:text-properties style:font-name="Courier"/>
    </style:style>
    <style:style style:name="P17" style:family="paragraph" style:parent-style-name="Text_20_body">
      <style:text-properties fo:font-style="normal" style:font-style-asian="normal" style:font-style-complex="normal"/>
    </style:style>
    <style:style style:name="P18" style:family="paragraph" style:parent-style-name="Text_20_body">
      <style:text-properties style:font-name="Courier" fo:font-style="normal" style:font-style-asian="normal" style:font-style-complex="normal"/>
    </style:style>
    <style:style style:name="P19" style:family="paragraph" style:parent-style-name="Heading_20_2">
      <style:text-properties fo:font-style="normal" style:font-style-asian="normal" style:font-style-complex="normal"/>
    </style:style>
    <style:style style:name="P20" style:family="paragraph" style:parent-style-name="Text_20_body">
      <style:text-properties style:font-name="Courier 10 Pitch" fo:font-style="normal" style:font-style-asian="normal" style:font-style-complex="normal"/>
    </style:style>
    <style:style style:name="P21" style:family="paragraph" style:parent-style-name="Text_20_body" style:list-style-name="L4">
      <style:text-properties fo:font-style="normal" style:font-style-asian="normal" style:font-style-complex="normal"/>
    </style:style>
    <style:style style:name="P22" style:family="paragraph" style:parent-style-name="Text_20_body" style:list-style-name="L5">
      <style:text-properties fo:font-style="normal" style:font-style-asian="normal" style:font-style-complex="normal"/>
    </style:style>
    <style:style style:name="P23" style:family="paragraph" style:parent-style-name="Text_20_body" style:list-style-name="L6">
      <style:paragraph-properties fo:margin-left="0.4925in" fo:margin-right="0in" fo:text-indent="0in" style:auto-text-indent="false"/>
      <style:text-properties fo:font-style="normal" style:font-style-asian="normal" style:font-style-complex="normal"/>
    </style:style>
    <style:style style:name="P24" style:family="paragraph" style:parent-style-name="Text_20_body" style:list-style-name="L6">
      <style:paragraph-properties fo:margin-left="0.4925in" fo:margin-right="0in" fo:text-indent="0in" style:auto-text-indent="false"/>
      <style:text-properties style:font-name="Times New Roman" fo:font-style="italic" style:font-style-asian="italic" style:font-style-complex="italic"/>
    </style:style>
    <style:style style:name="P25" style:family="paragraph" style:parent-style-name="Text_20_body" style:list-style-name="L6">
      <style:paragraph-properties fo:margin-left="0.4925in" fo:margin-right="0in" fo:text-indent="0in" style:auto-text-indent="false"/>
      <style:text-properties style:font-name="Times New Roman" fo:font-style="normal" style:font-style-asian="normal" style:font-style-complex="normal"/>
    </style:style>
    <style:style style:name="P26" style:family="paragraph" style:parent-style-name="Text_20_body" style:list-style-name="L6">
      <style:paragraph-properties fo:margin-left="0in" fo:margin-right="0in" fo:text-indent="0in" style:auto-text-indent="false"/>
      <style:text-properties fo:font-style="normal" style:font-style-asian="normal" style:font-style-complex="normal"/>
    </style:style>
    <style:style style:name="P27" style:family="paragraph" style:parent-style-name="Heading_20_3">
      <style:text-properties fo:font-style="normal" style:font-style-asian="normal" style:font-style-complex="normal"/>
    </style:style>
    <style:style style:name="P28" style:family="paragraph" style:parent-style-name="Heading_20_4" style:list-style-name="L7">
      <style:paragraph-properties fo:margin-left="-0.9846in" fo:margin-right="0in" fo:text-indent="0in" style:auto-text-indent="false"/>
    </style:style>
    <style:style style:name="P29" style:family="paragraph" style:parent-style-name="Standard">
      <style:text-properties fo:font-style="normal" style:font-style-asian="normal" style:font-style-complex="normal"/>
    </style:style>
    <style:style style:name="P30" style:family="paragraph" style:parent-style-name="Text_20_body" style:list-style-name="L7">
      <style:paragraph-properties fo:margin-left="0.4925in" fo:margin-right="0in" fo:text-indent="0in" style:auto-text-indent="false"/>
      <style:text-properties fo:font-style="normal" style:font-style-asian="normal" style:font-style-complex="normal"/>
    </style:style>
    <style:style style:name="P31" style:family="paragraph" style:parent-style-name="Text_20_body" style:list-style-name="L7">
      <style:paragraph-properties fo:margin-left="0.4925in" fo:margin-right="0in" fo:text-indent="0in" style:auto-text-indent="false"/>
    </style:style>
    <style:style style:name="P32" style:family="paragraph" style:parent-style-name="Heading_20_4" style:list-style-name="L8">
      <style:paragraph-properties fo:margin-left="-0.9846in" fo:margin-right="0in" fo:text-indent="0in" style:auto-text-indent="false"/>
    </style:style>
    <style:style style:name="P33" style:family="paragraph" style:parent-style-name="Text_20_body" style:list-style-name="L8"/>
    <style:style style:name="P34" style:family="paragraph" style:parent-style-name="Text_20_body" style:list-style-name="L8">
      <style:text-properties fo:font-style="italic" style:font-style-asian="italic" style:font-style-complex="italic"/>
    </style:style>
    <style:style style:name="P35" style:family="paragraph" style:parent-style-name="Text_20_body" style:list-style-name="L8">
      <style:text-properties fo:font-style="normal" style:font-style-asian="normal" style:font-style-complex="normal"/>
    </style:style>
    <style:style style:name="P36" style:family="paragraph" style:parent-style-name="Text_20_body">
      <style:text-properties style:font-name="Courier New" fo:font-size="10pt" fo:font-style="normal" style:font-size-asian="10pt" style:font-style-asian="normal" style:font-size-complex="10pt" style:font-style-complex="normal"/>
    </style:style>
    <style:style style:name="P37" style:family="paragraph" style:parent-style-name="Text_20_body">
      <style:text-properties style:font-name="Miriam" fo:font-size="10pt" fo:font-style="normal" style:font-size-asian="10pt" style:font-style-asian="normal" style:font-size-complex="10pt" style:font-style-complex="normal"/>
    </style:style>
    <style:style style:name="P38" style:family="paragraph" style:parent-style-name="Text_20_body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39" style:family="paragraph" style:parent-style-name="Heading_20_4" style:list-style-name="L9">
      <style:paragraph-properties fo:margin-left="-0.9846in" fo:margin-right="0in" fo:text-indent="0in" style:auto-text-indent="false"/>
    </style:style>
    <style:style style:name="P40" style:family="paragraph" style:parent-style-name="Text_20_body" style:list-style-name="L9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41" style:family="paragraph" style:parent-style-name="Heading_20_4" style:list-style-name="L10">
      <style:paragraph-properties fo:margin-left="-0.9846in" fo:margin-right="0in" fo:text-indent="0in" style:auto-text-indent="false"/>
    </style:style>
    <style:style style:name="P42" style:family="paragraph" style:parent-style-name="Text_20_body" style:list-style-name="L10">
      <style:text-properties fo:font-style="normal" style:font-style-asian="normal" style:font-style-complex="normal"/>
    </style:style>
    <style:style style:name="P43" style:family="paragraph" style:parent-style-name="Text_20_body" style:list-style-name="L10">
      <style:text-properties style:font-name="Miriam Fixed" fo:font-size="10pt" fo:font-style="normal" style:font-size-asian="10pt" style:font-style-asian="normal" style:font-size-complex="10pt" style:font-style-complex="normal"/>
    </style:style>
    <style:style style:name="P44" style:family="paragraph" style:parent-style-name="Text_20_body">
      <style:paragraph-properties fo:margin-left="0in" fo:margin-right="0in" fo:text-indent="0in" style:auto-text-indent="false"/>
      <style:text-properties style:font-name="Miriam Fixed" fo:font-size="10pt" fo:font-style="normal" style:font-size-asian="10pt" style:font-style-asian="normal" style:font-size-complex="10pt" style:font-style-complex="normal"/>
    </style:style>
    <style:style style:name="P45" style:family="paragraph" style:parent-style-name="Text_20_body">
      <style:paragraph-properties fo:margin-left="0.9846in" fo:margin-right="0in" fo:text-indent="0in" style:auto-text-indent="false"/>
      <style:text-properties style:font-name="Miriam Fixed" fo:font-size="10pt" fo:font-style="normal" style:font-size-asian="10pt" style:font-style-asian="normal" style:font-size-complex="10pt" style:font-style-complex="normal"/>
    </style:style>
    <style:style style:name="P46" style:family="paragraph" style:parent-style-name="Text_20_body">
      <style:paragraph-properties fo:margin-left="0in" fo:margin-right="0in" fo:text-indent="0in" style:auto-text-indent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47" style:family="paragraph" style:parent-style-name="Text_20_body" style:list-style-name="L11">
      <style:paragraph-properties fo:margin-left="0in" fo:margin-right="0in" fo:text-indent="0in" style:auto-text-indent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48" style:family="paragraph" style:parent-style-name="Text_20_body">
      <style:paragraph-properties fo:margin-left="0in" fo:margin-right="0in" fo:text-indent="0in" style:auto-text-indent="false"/>
      <style:text-properties style:font-name="Miriam Fixed" fo:font-style="normal" style:font-style-asian="normal" style:font-style-complex="normal"/>
    </style:style>
    <style:style style:name="P49" style:family="paragraph" style:parent-style-name="Text_20_body">
      <style:paragraph-properties fo:margin-left="0in" fo:margin-right="0in" fo:text-indent="0in" style:auto-text-indent="false"/>
      <style:text-properties style:font-name="Times New Roman" fo:font-style="normal" style:font-style-asian="normal" style:font-style-complex="normal"/>
    </style:style>
    <style:style style:name="P50" style:family="paragraph" style:parent-style-name="Text_20_body">
      <style:text-properties style:font-name="Courier New"/>
    </style:style>
    <style:style style:name="P51" style:family="paragraph" style:parent-style-name="Text_20_body" style:list-style-name="L12">
      <style:paragraph-properties fo:margin-left="0.4925in" fo:margin-right="0in" fo:text-indent="0in" style:auto-text-indent="false"/>
    </style:style>
    <style:style style:name="P52" style:family="paragraph" style:parent-style-name="Text_20_body" style:list-style-name="L1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Times New Roman"/>
    </style:style>
    <style:style style:name="T7" style:family="text">
      <style:text-properties style:font-name="Courier New"/>
    </style:style>
    <style:style style:name="T8" style:family="text">
      <style:text-properties style:font-name="Courier New" fo:font-style="normal" style:font-style-asian="normal" style:font-style-complex="normal"/>
    </style:style>
    <style:style style:name="T9" style:family="text">
      <style:text-properties style:font-name="Times New Roman" fo:font-style="italic" style:font-style-asian="italic" style:font-style-complex="italic"/>
    </style:style>
    <style:style style:name="T10" style:family="text">
      <style:text-properties style:font-name="Miriam"/>
    </style:style>
    <style:style style:name="T11" style:family="text">
      <style:text-properties style:font-name="Courier New" fo:font-size="10pt" style:font-size-asian="10pt" style:font-size-complex="10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0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166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666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166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666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166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666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66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666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166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666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4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4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74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24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74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242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74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24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7425in" text:min-label-width="0.25in"/>
        <style:text-properties style:font-name="StarSymbol"/>
      </text:list-level-style-bullet>
    </text:list-style>
    <text:list-style style:name="L3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0.083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83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083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83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083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83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83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583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083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83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-0.083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416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916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416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16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416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.916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416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3.916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416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49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99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49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9925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2.49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99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492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3.99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9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992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-0.1248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3752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8752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3752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8752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3752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.8752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375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3.8752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3752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JavaChecker Guide. <text:s/></text:p>
      <text:p text:style-name="P1">Version 2.2</text:p>
      <text:p text:style-name="P1">Ruslan Shevchenko &lt;<text:a xlink:type="simple" xlink:href="mailto:Ruslan@Shevchenko.Kiev.UA">Ruslan@Shevchenko.Kiev.UA</text:a>&gt;</text:p>
      <text:p text:style-name="P1">Grad-Soft Ltd (<text:a xlink:type="simple" xlink:href="http://www.gradsoft.ua/">http://www.gradsoft.ua</text:a>), Kiev, Ukraine.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Introduction<text:tab/>1</text:p>
          <text:p text:style-name="P3">Installation<text:tab/>1</text:p>
          <text:p text:style-name="P3">Invoking<text:tab/>2</text:p>
          <text:p text:style-name="P4">Command line.<text:tab/>2</text:p>
          <text:p text:style-name="P4">ANT <text:s/>task <text:s text:c="4"/><text:tab/>2</text:p>
          <text:p text:style-name="P3">Configuration <text:tab/>4</text:p>
          <text:p text:style-name="P4">Attributes of <text:s/>source objects.<text:tab/>5</text:p>
          <text:p text:style-name="P5"><text:s text:c="2"/>Source Annotations<text:tab/>5</text:p>
          <text:p text:style-name="P5"><text:s text:c="2"/>Source Annotations in external files.<text:tab/>6</text:p>
          <text:p text:style-name="P4">Disabling <text:s/>checks <text:s/>from source code.<text:tab/>6</text:p>
          <text:p text:style-name="P4">Predefined checks<text:tab/>7</text:p>
          <text:p text:style-name="P5"><text:s/>Naming <text:tab/>7</text:p>
          <text:p text:style-name="P5"><text:s/>Misc. <text:s/>style checks.<text:tab/>7</text:p>
          <text:p text:style-name="P6"><text:s text:c="5"/>CheckEmptyFile <text:tab/>7</text:p>
          <text:p text:style-name="P6"><text:s text:c="5"/>EmptyPackageName <text:tab/>7</text:p>
          <text:p text:style-name="P6"><text:s text:c="5"/>NonFinalPublicFields <text:s/><text:tab/>7</text:p>
          <text:p text:style-name="P5"><text:s/>Exceptions<text:tab/>7</text:p>
          <text:p text:style-name="P6">GenericExceptionCatchClause <text:s/><text:tab/>7</text:p>
          <text:p text:style-name="P6">EmptyCatchBlock<text:tab/>8</text:p>
          <text:p text:style-name="P6">GenericExceptionThrow <text:tab/>8</text:p>
          <text:p text:style-name="P5"><text:s/>Program flow<text:tab/>8</text:p>
          <text:p text:style-name="P6">SwitchLabelWithoutBreak <text:s/><text:tab/>8</text:p>
          <text:p text:style-name="P6">SwitchWithoutDefault <text:s/><text:tab/>8</text:p>
          <text:p text:style-name="P5"><text:s/>Resources usage<text:tab/>8</text:p>
          <text:p text:style-name="P6">UnclosedCloseable<text:tab/>8</text:p>
          <text:p text:style-name="P6">UnusedLocally <text:tab/>9</text:p>
          <text:p text:style-name="P4">Advanced <text:s/>usage: write custom checks<text:tab/>9</text:p>
          <text:p text:style-name="P5"><text:s text:c="3"/>General <text:s/>processing <text:s/>structure.<text:tab/>9</text:p>
          <text:p text:style-name="P4">Document attributes.<text:tab/>11</text:p>
        </text:index-body>
      </text:table-of-content>
      <text:h text:style-name="Heading_20_1" text:outline-level="1"/>
      <text:h text:style-name="Heading_20_1" text:outline-level="1">Introduction</text:h>
      <text:p text:style-name="Text_20_body"><text:s text:c="3"/>JavaChecker is a static analyzer tool for java language, based on TermWare technology. It's provide not only set of <text:s/>software checks, but <text:s/>framework for implementing own ones on top of <text:s/>semantics model of <text:s/>Java project.</text:p>
      <text:p text:style-name="Text_20_body"/>
      <text:h text:style-name="Heading_20_1" text:outline-level="1">Installation</text:h>
      <text:p text:style-name="Text_20_body"><text:s text:c="2"/>1. <text:s/>Download <text:s/>binary or source installations from Files section of javachecker project on java.net <text:s/>website (<text:a xlink:type="simple" xlink:href="https://javachecker.dev.java.net/">https://javachecker.dev.java.net/</text:a>) <text:s/>or <text:s/>from javachecker page on gradsoft website (<text:a xlink:type="simple" xlink:href="http://www.gradsoft.ua/products/javachecker_eng.html">http://www.gradsoft.ua/products/javachecker_eng.html</text:a>)</text:p>
      <text:p text:style-name="Text_20_body">For binary installation file must named <text:s/><text:span text:style-name="T1">JavaCheckerBinaryInstaller.</text:span><text:span text:style-name="T2">(version)</text:span><text:span text:style-name="T1">.jar</text:span><text:span text:style-name="T3">, for source – </text:span><text:span text:style-name="T1">JavaCheckerSourceInstaller.</text:span><text:span text:style-name="T2">(version)</text:span><text:span text:style-name="T1">.jar</text:span><text:span text:style-name="T3">, where (version) <text:s/>is <text:s/>3-digit version identifier, separated by dots.</text:span></text:p>
      <text:p text:style-name="P7"><text:s text:c="2"/>2. <text:s/>run jar archive <text:s/>with command, for example:</text:p>
      <text:p text:style-name="P8">java -jar JavaCheckerBinaryInstaller.2.0.0.jar</text:p>
      <text:p text:style-name="P7"/>
      <text:h text:style-name="Heading_20_1" text:outline-level="1">Invoking</text:h>
      <text:h text:style-name="Heading_20_2" text:outline-level="2">Command line.</text:h>
      <text:p text:style-name="Text_20_body">Invoking from command line is simple: <text:s/>you can use JavaChecker2.bat <text:s/>(or sh) <text:s/>from <text:span text:style-name="T4">bin</text:span> subdirectory of <text:s/>installation package with source directory as argument and may be some additional output. <text:s text:c="2"/>--help option show next:</text:p>
      <text:p text:style-name="P9">Usage: JavaChecker [options] directory</text:p>
      <text:p text:style-name="P9">where options must be one from:</text:p>
      <text:p text:style-name="P9"><text:s text:c="2"/>--prefs fname <text:s text:c="13"/>read configuration from preferences file <text:span text:style-name="T4">fname</text:span>.</text:p>
      <text:p text:style-name="P9"><text:s text:c="2"/>--showFiles <text:s text:c="15"/>during check, print names of analyzed files.</text:p>
      <text:p text:style-name="P9"><text:s text:c="2"/>--help <text:s text:c="20"/>output this help message.</text:p>
      <text:p text:style-name="P9"><text:s text:c="2"/>--output fname <text:s text:c="12"/>write report to file fname</text:p>
      <text:p text:style-name="P9"><text:s text:c="2"/>--output-format text|html <text:s/>set report format.</text:p>
      <text:p text:style-name="P9"><text:s text:c="2"/>--enable check-name <text:s text:c="7"/>enable checking for check-name.</text:p>
      <text:p text:style-name="P9"><text:s text:c="2"/>--disable check-name <text:s text:c="6"/>disable checking for check-name.</text:p>
      <text:p text:style-name="P9"><text:s text:c="2"/>--config name <text:s/>value <text:s text:c="6"/>set configuration item of name to value.</text:p>
      <text:p text:style-name="P9"><text:s text:c="2"/>--include dirname <text:s text:c="9"/>set directory, where situated source files, from which processed sources are depend.</text:p>
      <text:p text:style-name="P9"><text:s text:c="2"/>--attrdir dirname <text:s text:c="9"/>set directory, where tree of external source attributes is situated.</text:p>
      <text:p text:style-name="P9"><text:s text:c="2"/>--debug <text:s text:c="19"/>put to stderr a lot of debug output</text:p>
      <text:p text:style-name="P9"><text:s text:c="2"/>--dump <text:s text:c="20"/>dump to stdout AST and semantics models of parsed files. </text:p>
      <text:p text:style-name="P9"><text:s text:c="2"/>--q <text:s text:c="23"/>minimize output to stdout</text:p>
      <text:h text:style-name="Heading_20_2" text:outline-level="2">ANT <text:s/>task <text:s text:c="4"/></text:h>
      <text:p text:style-name="Text_20_body"><text:s text:c="6"/>JavaChecker can be integrated with apacha ant build tool. Just add next task definition to you build.xml file:</text:p>
      <text:p text:style-name="Text_20_body"/>
      <text:p text:style-name="P9"><text:s/>&lt;taskdef name="javachecker" classname="ua.gradsoft.javachecker.ant.JavaCheckerTask"&gt;</text:p>
      <text:p text:style-name="P9"><text:s text:c="5"/>&lt;classpath&gt;</text:p>
      <text:p text:style-name="P9"><text:s text:c="9"/>&lt;pathelement location="${jchhome}/lib/JavaChecker2.jar"/&gt;</text:p>
      <text:p text:style-name="P9"><text:s text:c="10"/>&lt;pathelement location="${jchhome}/lib/JavaChecker2Annotations.jar"/&gt;</text:p>
      <text:p text:style-name="P9"><text:s text:c="10"/>&lt;pathelement location="${jchhome}/lib/TermWare2.jar"/&gt;</text:p>
      <text:p text:style-name="P9"><text:s text:c="10"/>&lt;pathelement location="${jchhome}/jlib/TermWareJPP.jar"/&gt;</text:p>
      <text:p text:style-name="P9"><text:s text:c="5"/>&lt;/classpath&gt;</text:p>
      <text:p text:style-name="P9">&lt;/taskdef&gt;</text:p>
      <text:p text:style-name="P9"/>
      <text:p text:style-name="Text_20_body"><text:s text:c="6"/>where ${jchhome} is a property which point to directory where JavaChecker is installed.</text:p>
      <text:p text:style-name="Text_20_body"><text:s text:c="5"/>Then you can use ant task javachecker <text:s/>with following attributes:</text:p>
      <text:list text:style-name="L1">
        <text:list-item>
          <text:p text:style-name="P10"><text:s/>jchhome - required, must be set to directory, where javachecker is installed.</text:p>
        </text:list-item>
        <text:list-item>
          <text:p text:style-name="P10"><text:s/>input – required if inputs tag are absent, must be set to directory, where located java files, which you want to check.</text:p>
        </text:list-item>
        <text:list-item>
          <text:p text:style-name="P10"><text:s/>include – set to directory, where located additional source files. </text:p>
        </text:list-item>
        <text:list-item>
          <text:p text:style-name="P10">attrdirs -- <text:s/>set to directory, where located external source attributes.</text:p>
        </text:list-item>
        <text:list-item>
          <text:p text:style-name="P10"><text:s/>output - optional, must be set to filename, where report will be printed. Otherwise, report will be printed to stdout.</text:p>
        </text:list-item>
        <text:list-item>
          <text:p text:style-name="P10"><text:s/>prefs - optional, must be set to xml prefernces file with JavaChecker configuration.</text:p>
        </text:list-item>
        <text:list-item>
          <text:p text:style-name="P10"><text:s/>showfiles - optional, analog of --showFiles <text:s/>option <text:s/></text:p>
        </text:list-item>
        <text:list-item>
          <text:p text:style-name="P10"><text:s/>q - optional, analog of <text:s/>-q <text:s/>option.</text:p>
        </text:list-item>
        <text:list-item>
          <text:p text:style-name="P10">outputFormat -- <text:s/>optional, set format of <text:s/>javachecker report. Can be “text” or “html”</text:p>
          <text:p text:style-name="P11">And <text:s/>following internal tags:</text:p>
          <text:list>
            <text:list-item>
              <text:p text:style-name="P11">input, attributes are:</text:p>
              <text:list>
                <text:list-item>
                  <text:p text:style-name="P11">dir <text:s text:c="2"/>-- name of <text:s/>directory with java files to process.</text:p>
                </text:list-item>
              </text:list>
            </text:list-item>
            <text:list-item>
              <text:p text:style-name="P11">include, attributes are:</text:p>
              <text:list>
                <text:list-item>
                  <text:p text:style-name="P11">dir <text:s/>-- name of <text:s/>directory with java files, to look for if necessory.</text:p>
                </text:list-item>
              </text:list>
            </text:list-item>
            <text:list-item>
              <text:p text:style-name="P11">enable <text:s/>-- enable specific checks, attributes are: <text:s/></text:p>
              <text:list>
                <text:list-item>
                  <text:p text:style-name="P11">check <text:s text:c="2"/>-- must be set to name of check to enable.</text:p>
                </text:list-item>
              </text:list>
            </text:list-item>
          </text:list>
        </text:list-item>
        <text:list-item>
          <text:p text:style-name="P10"><text:tab/>disable – disable specifics checks, attributes are:</text:p>
          <text:list>
            <text:list-item>
              <text:list>
                <text:list-item>
                  <text:p text:style-name="P11">check <text:s/>-- name of check to disable.</text:p>
                </text:list-item>
              </text:list>
            </text:list-item>
          </text:list>
        </text:list-item>
        <text:list-item>
          <text:p text:style-name="P10">config – set confiuration value, attributes are:</text:p>
          <text:list>
            <text:list-item>
              <text:p text:style-name="P10">name <text:s/>-- <text:s/>name of value to set.</text:p>
            </text:list-item>
            <text:list-item>
              <text:p text:style-name="P10">value -- <text:s/>value to set.</text:p>
            </text:list-item>
            <text:list-item>
              <text:p text:style-name="P11">classpath <text:s/>-- path like structure, which point to jars, from which checked application is depend.</text:p>
            </text:list-item>
          </text:list>
        </text:list-item>
      </text:list>
      <text:p text:style-name="P12"/>
      <text:p text:style-name="P12"/>
      <text:p text:style-name="Text_20_body"><text:s text:c="4"/>Example:</text:p>
      <text:p text:style-name="P9"><text:s text:c="3"/>&lt;target name="check" depend="build" &gt;</text:p>
      <text:p text:style-name="P9"><text:s text:c="5"/>&lt;javachecker jchhome="${jchhome}" </text:p>
      <text:p text:style-name="P9"><text:s text:c="9"/>input="src" output="jchreport.txt" prefs="etc/jchprefs.xml" /&gt;</text:p>
      <text:p text:style-name="P9"><text:s text:c="3"/>&lt;/target&gt;</text:p>
      <text:p text:style-name="Text_20_body"><text:s text:c="2"/>will process all <text:s/>files in src.</text:p>
      <text:p text:style-name="Text_20_body">Next <text:s/>task definition:</text:p>
      <text:p text:style-name="Text_20_body"><text:s text:c="5"/>&lt;target name=”check” <text:s/>depend=”build” &gt;</text:p>
      <text:p text:style-name="Text_20_body"><text:s text:c="7"/>&lt;javachecker jchhome=”${jchhome}” &gt;</text:p>
      <text:p text:style-name="Text_20_body"><text:s text:c="12"/>&lt;input <text:s/>dir=”src” /&gt;</text:p>
      <text:p text:style-name="Text_20_body"><text:s text:c="12"/>&lt;input <text:s text:c="2"/>dir=”src1” /&gt;</text:p>
      <text:p text:style-name="Text_20_body"><text:s text:c="12"/>&lt;include dir=”src-ext” /&gt;</text:p>
      <text:p text:style-name="Text_20_body"><text:s text:c="13"/>&lt;classpath&gt;</text:p>
      <text:p text:style-name="Text_20_body"><text:s text:c="17"/>&lt;fileset dir=”lib”&gt;</text:p>
      <text:p text:style-name="Text_20_body"><text:s text:c="23"/>&lt;include name=”*.jar” /&gt;</text:p>
      <text:p text:style-name="Text_20_body"><text:s text:c="17"/>&lt;/fileset&gt;</text:p>
      <text:p text:style-name="Text_20_body"><text:s text:c="13"/>&lt;/classpath&gt;</text:p>
      <text:p text:style-name="Text_20_body"><text:s text:c="13"/>&lt;disable <text:s/>check=”NamePatterns” /&gt;</text:p>
      <text:p text:style-name="Text_20_body"><text:s text:c="7"/>&lt;/javachecker&gt;</text:p>
      <text:p text:style-name="Text_20_body"><text:s text:c="6"/>&lt;/target&gt;</text:p>
      <text:p text:style-name="Text_20_body">will process all files in src and src1, disable checking of NamePatterns and if <text:s/>during processing of <text:s/>src or src1, we <text:s/>will <text:s/>need information from other classes, JavaChecker will look at first to src-ext for sources, then will try to load needed classes from lib/*.jar</text:p>
      <text:h text:style-name="Heading_20_1" text:outline-level="1">Configuration </text:h>
      <text:p text:style-name="Text_20_body"><text:s text:c="3"/>JavaChecker can be configured via </text:p>
      <text:list text:style-name="L2">
        <text:list-item>
          <text:p text:style-name="P13">command-line switches.</text:p>
        </text:list-item>
        <text:list-item>
          <text:p text:style-name="P13">config items in ant file.</text:p>
        </text:list-item>
        <text:list-item>
          <text:p text:style-name="P13">preferences file. <text:s/>Example of <text:s/>such file can be found in <text:span text:style-name="T1">etc </text:span><text:span text:style-name="T3">subdirectory of <text:s/>JavaChecker distribution, or cited here:</text:span></text:p>
        </text:list-item>
      </text:list>
      <text:p text:style-name="P7"/>
      <text:p text:style-name="P14">&lt;?xml version="1.0" encoding="UTF-8"?&gt;</text:p>
      <text:p text:style-name="P15">&lt;!DOCTYPE preferences SYSTEM "http://java.sun.com/dtd/preferences.dtd"&gt;</text:p>
      <text:p text:style-name="P15">&lt;preferences&gt;</text:p>
      <text:p text:style-name="P15">&lt;root type="user"&gt;</text:p>
      <text:p text:style-name="P15"><text:s/>&lt;map /&gt;</text:p>
      <text:p text:style-name="P15"><text:s/>&lt;node name="ua" &gt;</text:p>
      <text:p text:style-name="P15"><text:s text:c="2"/>&lt;map /&gt;</text:p>
      <text:p text:style-name="P15"><text:s text:c="4"/>&lt;node name="gradsoft" &gt;</text:p>
      <text:p text:style-name="P15"><text:s text:c="4"/>&lt;map /&gt;</text:p>
      <text:p text:style-name="P15"><text:s text:c="6"/>&lt;node name="javachecker" &gt;</text:p>
      <text:p text:style-name="P15"><text:s text:c="7"/>&lt;map&gt;</text:p>
      <text:p text:style-name="P15"><text:s text:c="9"/>&lt;!-- JavaChecker config file for properties --&gt;</text:p>
      <text:p text:style-name="P15"><text:s text:c="9"/>&lt;!-- usage: JavaChecker -prefs &lt;this-file&gt; <text:s/>--&gt;</text:p>
      <text:p text:style-name="P15"><text:s text:c="9"/>&lt;entry key="CheckEmptyCatchClauses" value="true" /&gt;</text:p>
      <text:p text:style-name="P15"><text:s text:c="9"/>&lt;entry key="CheckGenericExceptionCatchClauses" value="true" /&gt;</text:p>
      <text:p text:style-name="P15"><text:s text:c="9"/>&lt;entry key="CheckGenericExceptionSpecifications" value="true" /&gt;</text:p>
      <text:p text:style-name="P15"><text:s text:c="9"/>&lt;entry key="CheckOverloadedEquals" value="true" /&gt;</text:p>
      <text:p text:style-name="P15"><text:s text:c="9"/>&lt;entry key="CheckNamePatterns" value="true" /&gt;</text:p>
      <text:p text:style-name="P15"><text:s text:c="9"/>&lt;entry key="NonFinalFieldNamePattern" value="[a-z].*_" /&gt;</text:p>
      <text:p text:style-name="P15"><text:s text:c="9"/>&lt;entry key="FinalFieldNamePattern" </text:p>
      <text:p text:style-name="P15"><text:s text:c="22"/>value="[A-Z]([A-Z]|[0-9]|_)*|serialVersionUID" /&gt;</text:p>
      <text:p text:style-name="P15"><text:s text:c="9"/>&lt;entry key="ClassNamePattern" value="[A-Z].*" /&gt;</text:p>
      <text:p text:style-name="P15"><text:s text:c="9"/>&lt;entry key="LocalVariableNamePattern" </text:p>
      <text:p text:style-name="P15"><text:s text:c="28"/>value="[a-z]([A-Z]|[0-9]|[a-z]|_)*([A-Z]|[a-z]|[0-9])" /&gt;</text:p>
      <text:p text:style-name="P15"><text:s text:c="9"/>&lt;entry key="MethodNamePattern" value="[a-z].*" /&gt;</text:p>
      <text:p text:style-name="P15"><text:s text:c="9"/>&lt;entry key=”EnumConstantNamePattern” <text:s/>value=”([A-Z]|[0-9])+” /&gt;</text:p>
      <text:p text:style-name="P15"><text:s text:c="9"/>&lt;entry key="CheckNonFinalPublicFields" value="true" /&gt;</text:p>
      <text:p text:style-name="P15"><text:s text:c="7"/>&lt;/map&gt;</text:p>
      <text:p text:style-name="P15"><text:s text:c="4"/>&lt;/node&gt;</text:p>
      <text:p text:style-name="P15"><text:s text:c="3"/>&lt;/node&gt;</text:p>
      <text:p text:style-name="P15"><text:s/>&lt;/node&gt; </text:p>
      <text:p text:style-name="P15">&lt;/root&gt;</text:p>
      <text:p text:style-name="P15">&lt;/preferences&gt;</text:p>
      <text:p text:style-name="P15"/>
      <text:p text:style-name="Text_20_body"/>
      <text:p text:style-name="Text_20_body"><text:s text:c="4"/>As we see, <text:s/>names and values stored as properties of <text:s/>ua.gradsoft.javacheker <text:s/>package.</text:p>
      <text:p text:style-name="Text_20_body"/>
      <text:p text:style-name="Text_20_body"/>
      <text:h text:style-name="Heading_20_2" text:outline-level="2">Attributes of <text:s/>source objects.</text:h>
      <text:h text:style-name="Heading_20_3" text:outline-level="3"><text:s text:c="2"/>Source Annotations</text:h>
      <text:p text:style-name="Standard">Sometimes we needed some additional information about source objects, which can't be derived from source code. <text:s/>For example, look at <text:s/>process of checking unclosed closeable object: exists <text:s text:c="2"/>object, which inheried from closeable, but <text:s/>really are safe to use without close ('StringWriter'). <text:s/>For this purpose JavaChecker provide set of source annotations. First is <text:span text:style-name="T4">TypeCheckerProperties</text:span></text:p>
      <text:p text:style-name="Standard"/>
      <text:p text:style-name="Text_20_body">@Retention(RetentionPolicy.SOURCE)</text:p>
      <text:p text:style-name="Text_20_body">@Target(ElementType.TYPE)</text:p>
      <text:p text:style-name="Text_20_body">public @interface TypeCheckerProperties {</text:p>
      <text:p text:style-name="Text_20_body"><text:s text:c="7"/>public String[] value() <text:s/>default {};</text:p>
      <text:p text:style-name="Text_20_body">} </text:p>
      <text:p text:style-name="Text_20_body">values are just array of strings, which must contains odd number of <text:s/>entries, interpreted as key/value pairs.</text:p>
      <text:p text:style-name="Text_20_body">Key can be any string, value parsed as term. Later this properties are accessible from context of <text:s/>java source processors via <text:s/>JavaTypeModel API <text:s/>(see <text:s/>setAttribute/getAttribute in JavaTypeModel interface)</text:p>
      <text:p text:style-name="Text_20_body">Example of <text:s/>usage:</text:p>
      <text:p text:style-name="P16">@TypeCheckerProperties({“NotCloseable”,”true”,”ThreadSafe”,”true”})</text:p>
      <text:p text:style-name="P16">public class MyThreadSafeWriter extends Writer</text:p>
      <text:p text:style-name="P16">{</text:p>
      <text:p text:style-name="P16"><text:s/>.....</text:p>
      <text:p text:style-name="P16">}</text:p>
      <text:p text:style-name="Text_20_body">will define two attributes of class MyThreadSafeWriter, both with value “true”.</text:p>
      <text:p text:style-name="Text_20_body"/>
      <text:p text:style-name="Text_20_body">Of course, not only types can be marked by attributes, so for this purpose exists set of simular annotations for constructors (<text:bookmark-start text:name="DDE_LINK3"/><text:span text:style-name="T4">ConstructorCheckerProperties</text:span><text:bookmark-end text:name="DDE_LINK3"/>), methods ( <text:span text:style-name="T4">MethodCheckerProperties</text:span><text:span text:style-name="T5">) and <text:s/>fields (</text:span><text:span text:style-name="T4">FieldCheckerProperties</text:span><text:span text:style-name="T5">)</text:span></text:p>
      <text:p text:style-name="P17">Such annotations are defined in <text:s/>jar JavaChecker2Annotations.jar <text:s/>(avaible in <text:span text:style-name="T4">lib</text:span> directory of distribution), sources are situated in <text:s/><text:span text:style-name="T4">jsrc-ann</text:span> directory.</text:p>
      <text:h text:style-name="Heading_20_3" text:outline-level="3"><text:s text:c="2"/>Source Annotations in external files.</text:h>
      <text:p text:style-name="Text_20_body"/>
      <text:p text:style-name="Text_20_body">Sometimes we need <text:s/>store additional information about third-party software package, where sources are not avaible or maintained by some external organization. <text:s/>For such cases exists approach to store model properties outside source code in files with extensions j<text:span text:style-name="T4">avacfg</text:span>.</text:p>
      <text:p text:style-name="Text_20_body">The layout of <text:span text:style-name="T4">javacfg</text:span> file must be the same, as layout of appropriative source file (relative to <text:span text:style-name="T4">attrdir</text:span> configuration properties). <text:s/>Inside javacfg files must be java declarations of appropriative types, methods and fields. (Note, that information about inherience and signatures of <text:s/>methods and fields, for which we does not set properties, can be omitted).</text:p>
      <text:p text:style-name="Text_20_body">For example, let we want mark class <text:s/>java.io.StringWriter as noncloseable.</text:p>
      <text:p text:style-name="Text_20_body">Them inside <text:span text:style-name="T4">attrs</text:span> directory we create subdirs <text:span text:style-name="T4">java/io </text:span><text:span text:style-name="T5">with file </text:span><text:span text:style-name="T4">StringWriter.javacfg. </text:span><text:span text:style-name="T5">Content of <text:s/>file is next:</text:span></text:p>
      <text:p text:style-name="P17"/>
      <text:p text:style-name="P18">package java.io;</text:p>
      <text:p text:style-name="P18"/>
      <text:p text:style-name="P18">@TypeCheckerProperties( { "NotCloseable","true" } )</text:p>
      <text:p text:style-name="P18">class StringWriter {}</text:p>
      <text:p text:style-name="P17"/>
      <text:p text:style-name="P17">Note, that it is possible to set several root directories for external source properties, in such case distinct properties for same class will be 'summarized'.</text:p>
      <text:p text:style-name="P17"/>
      <text:h text:style-name="P19" text:outline-level="2">Disabling <text:s/>checks <text:s/>from source code.</text:h>
      <text:p text:style-name="P17"/>
      <text:p text:style-name="P17">Also JavaChecker provide special <text:s/>annotations <text:s/>to <text:s/>disable <text:s/>specified types of checks via annotations.</text:p>
      <text:p text:style-name="P17">Type annotation CheckerDisable is used for this purpose. <text:s/>Here is definition:</text:p>
      <text:p text:style-name="P17"/>
      <text:p text:style-name="P16">@Retention(RetentionPolicy.SOURCE)</text:p>
      <text:p text:style-name="P16">@Target(ElementType.TYPE)</text:p>
      <text:p text:style-name="P16">public @interface CheckerDisable {</text:p>
      <text:p text:style-name="P16"><text:s text:c="7"/>public String[] value() default {};</text:p>
      <text:p text:style-name="P18">}</text:p>
      <text:p text:style-name="P20"/>
      <text:p text:style-name="P17"><text:span text:style-name="T6">Vaue is string, where must be names of <text:s/>disabled annotations, separated by comma or “All”. I.e. </text:span>@CheckerDisable({“GenericExceptionCatchClause”,”UnclosedCloseable” }) <text:s/>will <text:s/>disable checks whith those names for annotated type. <text:s/>@CheckerDisable({ “All” }) <text:s/>will disable all checks.</text:p>
      <text:p text:style-name="P17"/>
      <text:p text:style-name="P17">Old-fashion checker comments (as in 1.x versions) also works (but limited). <text:s/>Note, that all checks is disabled for automatically generated source files from JavaCC <text:s/>and byacc.</text:p>
      <text:p text:style-name="P17"/>
      <text:h text:style-name="Heading_20_2" text:outline-level="2"><text:bookmark-start text:name="DDE_LINK2"/>Predefined checks<text:bookmark-end text:name="DDE_LINK2"/></text:h>
      <text:h text:style-name="Heading_20_3" text:outline-level="3"><text:bookmark-start text:name="DDE_LINK"/><text:s/>Naming <text:bookmark-end text:name="DDE_LINK"/></text:h>
      <text:p text:style-name="Text_20_body"><text:s text:c="5"/>JavaChecker can perform style checking of identifiers, which based on role of identifier and regular expression pattern for this roles. <text:s/>This check is enabled by property <text:s/><text:span text:style-name="T4">CheckNamePatterns</text:span><text:span text:style-name="T5"> and by default follows the Sun Java Convention. Configuration properties are next:</text:span></text:p>
      <text:list text:style-name="L4">
        <text:list-item>
          <text:p text:style-name="P21"><text:span text:style-name="T4">ClassNamePattern</text:span> <text:s/>-- set pattern for names of classes, interfaces and enums. (default <text:s/>is <text:s/>[A-Z_]+.*)</text:p>
        </text:list-item>
        <text:list-item>
          <text:p text:style-name="P21"><text:span text:style-name="T4">MethodNamePattern</text:span> – set pattern for method names. <text:s/>(default is <text:s/><text:span text:style-name="T4">[a-z]+([A-Z]|[0-9]|[a-z]|_)*</text:span></text:p>
        </text:list-item>
      </text:list>
      <text:list text:style-name="L5">
        <text:list-item>
          <text:p text:style-name="P22">For names of <text:s/>variables and function parameters:</text:p>
        </text:list-item>
      </text:list>
      <text:list text:style-name="L6">
        <text:list-item>
          <text:p text:style-name="P23"><text:span text:style-name="T4">NonFinalFieldNamePattern</text:span> – <text:s/>non-final fields. Default is <text:span text:style-name="T7">[a-z].*</text:span></text:p>
        </text:list-item>
        <text:list-item>
          <text:p text:style-name="P24">FinalFieldNamePattern<text:span text:style-name="T5"> – <text:s/>final fields. <text:s text:c="2"/>Default is </text:span><text:span text:style-name="T8">[A-Z](A-Z|_|0-9)*|serialVersionUID</text:span></text:p>
        </text:list-item>
        <text:list-item>
          <text:p text:style-name="P24">LocalVaribleNamePattern – <text:span text:style-name="T5">local variables and formal parameters. <text:s/>Default is [a-z]+([A-Z]|[a-z]|_[0-9])*</text:span></text:p>
        </text:list-item>
        <text:list-item>
          <text:p text:style-name="P25"><text:span text:style-name="T4">EnumConstantNamePattern</text:span> – for enumeration constants. <text:s/>Default is <text:span text:style-name="T7">[A-Z](A-Z|_|0-9)*</text:span></text:p>
        </text:list-item>
        <text:list-item>
          <text:p text:style-name="P26"><text:span text:style-name="T9">TypeArgumentNamePattern</text:span><text:span text:style-name="T6"> – for name of type parameters. <text:s/>Default is [A-Z]+([A-Z]|[0-9])*</text:span></text:p>
        </text:list-item>
      </text:list>
      <text:h text:style-name="P27" text:outline-level="3"><text:s/>Misc. <text:s/>style checks.</text:h>
      <text:p text:style-name="P17"><text:s text:c="3"/>Also exists some predefined style checks:</text:p>
      <text:list text:style-name="L7">
        <text:list-item>
          <text:list>
            <text:list-item>
              <text:list>
                <text:list-item>
                  <text:list>
                    <text:list-item>
                      <text:h text:style-name="P28" text:outline-level="4"><text:s text:c="5"/><text:span text:style-name="T4">CheckEmptyFile 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4"><text:s text:c="26"/></text:span><text:span text:style-name="T5">if enabled, warn about empty java files in project.</text:span></text:p>
      <text:p text:style-name="P29"/>
      <text:list text:style-name="L7">
        <text:list-item text:start-value="1">
          <text:list>
            <text:list-item text:start-value="1">
              <text:list>
                <text:list-item text:start-value="1">
                  <text:list>
                    <text:list-item text:start-value="1">
                      <text:h text:style-name="P28" text:outline-level="4" text:restart-numbering="true" text:start-value="1"><text:s text:c="5"/><text:span text:style-name="T4">EmptyPackageName </text:span></text:h>
                    </text:list-item>
                  </text:list>
                </text:list-item>
              </text:list>
              <text:p text:style-name="P30">warn about empty package name.</text:p>
              <text:list>
                <text:list-item>
                  <text:list>
                    <text:list-item>
                      <text:h text:style-name="P28" text:outline-level="4"><text:s text:c="5"/><text:span text:style-name="T4">NonFinalPublicFields <text:s/></text:span></text:h>
                    </text:list-item>
                  </text:list>
                </text:list-item>
              </text:list>
              <text:p text:style-name="P31"><text:span text:style-name="T4"><text:s/></text:span><text:span text:style-name="T5">warn about non-final public fields.</text:span></text:p>
            </text:list-item>
          </text:list>
        </text:list-item>
      </text:list>
      <text:p text:style-name="Text_20_body"/>
      <text:h text:style-name="Heading_20_3" text:outline-level="3"><text:s/>Exceptions</text:h>
      <text:list text:style-name="L8">
        <text:list-item>
          <text:list>
            <text:list-item>
              <text:list>
                <text:list-item>
                  <text:list>
                    <text:list-item>
                      <text:h text:style-name="P32" text:outline-level="4"><text:bookmark-start text:name="DDE_LINK1"/><text:span text:style-name="T4">GenericExceptionCatchClause</text:span> <text:s/></text:h>
                    </text:list-item>
                  </text:list>
                </text:list-item>
              </text:list>
              <text:p text:style-name="P33">if enabled, warn about catching of generic exceptions.<text:bookmark-end text:name="DDE_LINK1"/></text:p>
              <text:list>
                <text:list-item>
                  <text:list>
                    <text:list-item>
                      <text:h text:style-name="P32" text:outline-level="4">EmptyCatchBlock</text:h>
                    </text:list-item>
                  </text:list>
                </text:list-item>
              </text:list>
              <text:p text:style-name="P34"><text:s/><text:span text:style-name="T5">warn about empty catch block.</text:span></text:p>
              <text:list>
                <text:list-item>
                  <text:list>
                    <text:list-item>
                      <text:h text:style-name="P32" text:outline-level="4"><text:bookmark-start text:name="DDE_LINK6"/>GenericExceptionThrow<text:bookmark-end text:name="DDE_LINK6"/> </text:h>
                    </text:list-item>
                  </text:list>
                </text:list-item>
              </text:list>
              <text:p text:style-name="P35">warn about throwing of generic exception.</text:p>
            </text:list-item>
          </text:list>
        </text:list-item>
      </text:list>
      <text:p text:style-name="P17"/>
      <text:h text:style-name="P27" text:outline-level="3"><text:s/>Program flow</text:h>
      <text:list text:style-name="L8">
        <text:list-item text:start-value="1">
          <text:list>
            <text:list-item text:start-value="1">
              <text:list>
                <text:list-item text:start-value="1">
                  <text:list>
                    <text:list-item text:start-value="1">
                      <text:h text:style-name="P32" text:outline-level="4" text:restart-numbering="true" text:start-value="1"><text:span text:style-name="T4">SwitchLabelWithoutBreak </text:span><text:s/></text:h>
                    </text:list-item>
                  </text:list>
                </text:list-item>
              </text:list>
            </text:list-item>
          </text:list>
          <text:p text:style-name="P35"><text:s/>if enabled, warn about non-empty switch label without statement, which break control flow (i.e. break or throw or return). <text:s/>For example next chunk of code: <text:s text:c="5"/></text:p>
        </text:list-item>
      </text:list>
      <text:p text:style-name="P36"><text:s text:c="6"/><text:span text:style-name="T10"><text:s text:c="13"/>switch(x) {</text:span></text:p>
      <text:p text:style-name="P37"><text:s text:c="27"/>case 1:</text:p>
      <text:p text:style-name="P37"><text:s text:c="27"/>case 2:</text:p>
      <text:p text:style-name="P37"><text:s text:c="33"/>System.out.println("x&lt;3");</text:p>
      <text:p text:style-name="P37"><text:s text:c="34"/>break;</text:p>
      <text:p text:style-name="P37"><text:s text:c="30"/>case 3:</text:p>
      <text:p text:style-name="P37"><text:s text:c="30"/>System.out.println("x&lt;4");</text:p>
      <text:p text:style-name="P37"><text:s text:c="30"/>throw new Exception("qqq");</text:p>
      <text:p text:style-name="P37"><text:s text:c="26"/>case 4:</text:p>
      <text:p text:style-name="P37"><text:s text:c="29"/>System.out.println("x&lt;5");</text:p>
      <text:p text:style-name="P37"><text:s text:c="27"/>case 5:</text:p>
      <text:p text:style-name="P37"><text:s text:c="30"/>System.out.println("x&lt;6");</text:p>
      <text:p text:style-name="P37"><text:s text:c="30"/>return;</text:p>
      <text:p text:style-name="P37"><text:s text:c="25"/>default:</text:p>
      <text:p text:style-name="P37"><text:s text:c="27"/>System.out.println("x&gt;=6");</text:p>
      <text:p text:style-name="P37"><text:s text:c="22"/>}</text:p>
      <text:p text:style-name="P38"><text:span text:style-name="T11"><text:s text:c="2"/></text:span>will trigger this violations for case block with label 4.</text:p>
      <text:list text:style-name="L9">
        <text:list-item>
          <text:list>
            <text:list-item>
              <text:list>
                <text:list-item>
                  <text:list>
                    <text:list-item>
                      <text:h text:style-name="P39" text:outline-level="4"><text:span text:style-name="T4">SwitchWithoutDefault</text:span> <text:s/></text:h>
                    </text:list-item>
                  </text:list>
                </text:list-item>
              </text:list>
            </text:list-item>
          </text:list>
          <text:p text:style-name="P40">if enabled, warn about <text:s/>switch statement without default label. </text:p>
        </text:list-item>
      </text:list>
      <text:h text:style-name="P27" text:outline-level="3"><text:s/>Resources usage</text:h>
      <text:list text:style-name="L10">
        <text:list-item>
          <text:list>
            <text:list-item>
              <text:list>
                <text:list-item>
                  <text:list>
                    <text:list-item>
                      <text:h text:style-name="P41" text:outline-level="4"><text:bookmark-start text:name="DDE_LINK4"/>UnclosedCloseable</text:h>
                    </text:list-item>
                  </text:list>
                </text:list-item>
              </text:list>
            </text:list-item>
          </text:list>
          <text:p text:style-name="P42"><text:s/>warn about possible unclosed closeable. <text:s text:c="2"/>I. e. For example if we open file in function <text:s/>and forgott about <text:s/>one.</text:p>
          <text:p text:style-name="P42"><text:bookmark-end text:name="DDE_LINK4"/>Example:</text:p>
          <text:p text:style-name="P43">public static void main(String[] args)</text:p>
        </text:list-item>
      </text:list>
      <text:p text:style-name="P44"><text:s text:c="6"/>{</text:p>
      <text:p text:style-name="P44"><text:s text:c="7"/>try {</text:p>
      <text:p text:style-name="P45"><text:s/>FileReader reader = new FileReader(args[1]);</text:p>
      <text:p text:style-name="P44"><text:s text:c="13"/>int ch=reader.read(); <text:s text:c="10"/></text:p>
      <text:p text:style-name="P44"><text:s text:c="6"/>}catch(FileNotFoundException ex){</text:p>
      <text:p text:style-name="P44"><text:s text:c="13"/>ex.printStackTrace()</text:p>
      <text:p text:style-name="P44"><text:s text:c="6"/>}catch(IOException ex){</text:p>
      <text:p text:style-name="P44"><text:s text:c="13"/>ex.printStackTrace();</text:p>
      <text:p text:style-name="P44"><text:s text:c="6"/>}</text:p>
      <text:p text:style-name="P44"><text:s text:c="5"/>}</text:p>
      <text:p text:style-name="P46"><text:s text:c="7"/><text:span text:style-name="T12">This <text:s/>check depends from few properties, which can be set via anotations or as external:</text:span></text:p>
      <text:list text:style-name="L11">
        <text:list-item>
          <text:p text:style-name="P47"><text:span text:style-name="T4">NotCloseable</text:span> <text:s/>-- type property, which indicate, that instance of this class really can be safe forgotten without closing. </text:p>
        </text:list-item>
        <text:list-item>
          <text:p text:style-name="P47"><text:span text:style-name="T4">CloseableProxy</text:span> – type property, which indicate that instance of this class can be used as proxy to some other closeable. (Example – PrintWriter). In such case close call if checked when argument of <text:s/>allocation exception is another closeable allocation exception.</text:p>
        </text:list-item>
        <text:list-item>
          <text:p text:style-name="P47"><text:span text:style-name="T4">ResourceFactory</text:span> – method property, which indicate, that method create new resource, which must be closed.</text:p>
          <text:p text:style-name="P47"/>
        </text:list-item>
      </text:list>
      <text:list text:style-name="L10">
        <text:list-item text:start-value="1">
          <text:list>
            <text:list-item text:start-value="1">
              <text:list>
                <text:list-item text:start-value="1">
                  <text:list>
                    <text:list-item text:start-value="1">
                      <text:h text:style-name="P41" text:outline-level="4" text:restart-numbering="true" text:start-value="1">UnusedLocally </text:h>
                    </text:list-item>
                  </text:list>
                </text:list-item>
              </text:list>
            </text:list-item>
          </text:list>
          <text:p text:style-name="P42">check <text:s/>warn about unused private method or field.</text:p>
          <text:p text:style-name="P42">(except <text:s/>special method and fileds of java.io.Serializable: serialVersionUID, readObject, writeObject, readObjectNoData) <text:s text:c="2"/></text:p>
        </text:list-item>
      </text:list>
      <text:p text:style-name="P48"/>
      <text:p text:style-name="P48"/>
      <text:p text:style-name="P49">More checks will be avaible with time.</text:p>
      <text:h text:style-name="Heading_20_2" text:outline-level="2">Advanced <text:s/>usage: write custom checks</text:h>
      <text:h text:style-name="Heading_20_3" text:outline-level="3"><text:s text:c="3"/>General <text:s/>processing <text:s/>structure.</text:h>
      <text:p text:style-name="Text_20_body"/>
      <text:p text:style-name="Text_20_body"><text:s text:c="6"/>So, software check (or more general – any AST processing activity) can be represented as pluggable interface, which consists from <text:s text:c="2"/>name, type, description and <text:s/>rules. Rules are depends from type of <text:s/>processing (will be described later), name, type, description – just strings.</text:p>
      <text:p text:style-name="Text_20_body">List of all external <text:s/>checks are situated in file <text:s/><text:span text:style-name="T4">checkers.def</text:span> <text:s text:c="2"/>in <text:span text:style-name="T4">/etc</text:span> subdirecotry <text:s/>of JavaChecker2 <text:s/>distribution.</text:p>
      <text:p text:style-name="Text_20_body">Each check is described as check definition file, which looks as follows:</text:p>
      <text:p text:style-name="Text_20_body">Example:</text:p>
      <text:p text:style-name="P9">[</text:p>
      <text:p text:style-name="P9"><text:s text:c="4"/>define(CheckMyCompanyPackageName,</text:p>
      <text:p text:style-name="P9"><text:s text:c="6"/>#description</text:p>
      <text:p text:style-name="P9"><text:s text:c="6"/>"Check that names of packages are started from com.mycompany", <text:s text:c="5"/></text:p>
      <text:p text:style-name="P9"><text:s text:c="6"/>#type</text:p>
      <text:p text:style-name="P9"><text:s text:c="6"/>BT_COMPILATION_UNIT_RULESET,</text:p>
      <text:p text:style-name="P9"><text:s text:c="6"/>#rules <text:s text:c="4"/></text:p>
      <text:p text:style-name="P9"><text:s text:c="6"/>ruleset(</text:p>
      <text:p text:style-name="P9"><text:s text:c="9"/>PackageDeclaration(Name([$x,$y])-&gt;COM_MY_COMPANY([$x,$y],$x),</text:p>
      <text:p text:style-name="P9"><text:s text:c="9"/>COM_MY_COMPANY([Identifier(“com”),[Identifier(“mycompany”),$x]],$y) -&gt; true</text:p>
      <text:p text:style-name="P9"><text:s text:c="66"/>!-&gt; false</text:p>
      <text:p text:style-name="P9"><text:s text:c="9"/>[violationDiscovered("Naming", "package does not start from com.mycompany",$y)]</text:p>
      <text:p text:style-name="P9"><text:s text:c="7"/>),</text:p>
      <text:p text:style-name="P9"><text:s text:c="7"/>#enabled by default</text:p>
      <text:p text:style-name="P9"><text:s text:c="7"/>true</text:p>
      <text:p text:style-name="P50"><text:span text:style-name="T13"><text:s/>);</text:span> <text:s text:c="4"/></text:p>
      <text:p text:style-name="P50">]</text:p>
      <text:p text:style-name="Text_20_body"><text:s text:c="3"/>Type must be one of:</text:p>
      <text:list text:style-name="L12">
        <text:list-item>
          <text:p text:style-name="P51">BT_COMPILATION_UNIT_RULESET <text:s/>-- rules in ruleset are applied to AST tree of <text:s/>compilation unit <text:s/>with bt-strategy. In short the work of rules is to determinate syntax patterns, reduce one and call special “violationDiscovered” action in case of finding problem <text:s/>(see TermWare documentation for details of <text:s/>different strategies). <text:s/>For <text:s/>structure of AST term refer to source code of <text:s/>Java5PP <text:s/>subproject <text:s/>(we receive tree structure as in JavaCC rules, than apply transformations, described in class ASTTransformers.java)</text:p>
        </text:list-item>
        <text:list-item>
          <text:p text:style-name="P51">BT_TYPE_RULESET <text:s/>-- rules in ruleset are applied to AST tree of each type definition in compilation unit.</text:p>
        </text:list-item>
        <text:list-item>
          <text:p text:style-name="P51">JAVA_CLASS – model is passed to class, which implement appropriative callback interface. (<text:span text:style-name="T4">ua.gradsoft.checkers.JavaTypeModelProcessor</text:span>)</text:p>
        </text:list-item>
        <text:list-item>
          <text:p text:style-name="P51">MODEL_RULESET – rules are applied not to AST tree, but to term of semantics model of <text:s/>program. <text:s/>How model term differs from AST term – for each language element <text:s/>object model of appropriative semantics entity (class, expression, so. on) is created and model term contains not only syntax elements, but special reference to java object (named context) <text:s/>which give us access to semantic model of program: it is possible to resolve classes, clarifying local variables and so on. <text:s/>This allows build sophistical checkers which can do abstract interpritation of <text:s/>Java programs. <text:s/>For details, look at 'models' <text:s/>subpackage of <text:s/>JavaChecker.</text:p>
        </text:list-item>
      </text:list>
      <text:p text:style-name="P12"><text:s text:c="3"/>And <text:s/>last <text:s/>entry <text:s/>is <text:s/><text:span text:style-name="T1">true</text:span> or <text:span text:style-name="T1">false <text:s/></text:span><text:span text:style-name="T3">which <text:s/>describe, that this check is enabled (or disabled) <text:s/>by default. <text:s/>We can <text:s/>enable/disable additional checks from command line or ant task or <text:s/>preferences. </text:span></text:p>
      <text:p text:style-name="Text_20_body"/>
      <text:p text:style-name="Text_20_body">So, in short, the process of <text:s/>adding new check for <text:s/>JavaChecker <text:s/>can be described <text:s/>by bext steps:</text:p>
      <text:list text:style-name="L13">
        <text:list-item>
          <text:p text:style-name="P52">decide, what type of check <text:s/>you needed.</text:p>
        </text:list-item>
        <text:list-item>
          <text:p text:style-name="P52">write appropriative class or ruleset (using <text:s/>Java or TermWare as language and <text:s/>JavaChecker2 source code as main information source about representation of <text:s/>Java entities)</text:p>
        </text:list-item>
        <text:list-item>
          <text:p text:style-name="P52">add you check <text:s/>to the end of file checkers.def.</text:p>
        </text:list-item>
        <text:list-item>
          <text:p text:style-name="P52">(optionally) <text:s/>-- publish somewhere :)</text:p>
        </text:list-item>
      </text:list>
      <text:p text:style-name="Text_20_body"/>
      <text:h text:style-name="Heading_20_2" text:outline-level="2">Document attributes.</text:h>
      <text:p text:style-name="Text_20_body"><text:s text:c="3"/>Organization: <text:s text:c="2"/>Grad-Soft <text:s/>Ltd, Kiev, Ukraine. <text:s/><text:a xlink:type="simple" xlink:href="http://www.gradsoft.ua/">http://www.gradsoft.ua</text:a></text:p>
      <text:p text:style-name="Text_20_body"><text:s text:c="3"/>Author: <text:s/>Ruslan Shevchenko <text:s/><text:a xlink:type="simple" xlink:href="mailto:Ruslan@Shevchenko.Kiev.UA">Ruslan@Shevchenko.Kiev.UA</text:a></text:p>
      <text:p text:style-name="Text_20_body"><text:s text:c="3"/>Version: <text:s/>2.2.1 [p0]</text:p>
      <text:p text:style-name="Text_20_body"><text:s text:c="3"/>History of <text:s/>changes:</text:p>
      <text:p text:style-name="Text_20_body"><text:s text:c="12"/>06.06.2007 <text:s text:c="3"/>version 2.2.1 <text:s/>(added <text:s/>CheckerDisabled annotation)</text:p>
      <text:p text:style-name="Text_20_body"><text:s text:c="12"/>27.05.2007 <text:s text:c="3"/>version 2.2.0</text:p>
      <text:p text:style-name="Text_20_body"><text:tab/><text:tab/>(added work with properties, SwitchWithoutDefault and UnusedLocally tests. <text:s/>Rework of <text:s/>UnclosedCloseable)</text:p>
      <text:p text:style-name="Text_20_body"><text:s text:c="12"/>21.04.2007 <text:s text:c="3"/>version 2.1.1 <text:s/>(added SwitchLabelWithoutBreak <text:s/>test)</text:p>
      <text:p text:style-name="Text_20_body"><text:s text:c="12"/>15.04.2007 <text:s text:c="3"/>version 2.1.0 <text:s text:c="12"/></text:p>
      <text:p text:style-name="Text_20_body"><text:tab/>19.03.2007 <text:s text:c="3"/>version 2.0 <text:s/></text:p>
      <text:p text:style-name="Text_20_body"><text:s text:c="12"/>07.06.2004 <text:s text:c="3"/>version 1.x</text:p>
      <text:p text:style-name="Text_20_body"><text:tab/>17.03.2004 <text:s text:c="3"/>initial <text:s/>revision.</text:p>
      <text:p text:style-name="Text_20_body"/>
      <text:p text:style-name="Text_20_body"><text:tab/></text:p>
      <text:p text:style-name="Text_20_body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iriam" svg:font-family="Miriam"/>
    <style:font-face style:name="StarSymbol" svg:font-family="StarSymbol"/>
    <style:font-face style:name="Tahoma1" svg:font-family="Tahoma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Miriam Fixed" svg:font-family="'Miriam Fixed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uk" fo:country="UA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09-18T22:53:10</meta:creation-date>
    <dc:creator>Ruslan Shevchenko</dc:creator>
    <dc:date>2007-06-07T16:14:10</dc:date>
    <dc:language>uk-UA</dc:language>
    <meta:editing-cycles>33</meta:editing-cycles>
    <meta:editing-duration>P6DT12H13M5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1" meta:paragraph-count="311" meta:word-count="2287" meta:character-count="18246"/>
  </office:meta>
</office:document-meta>
</file>